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3"/>
  <manifest:file-entry manifest:media-type="" manifest:full-path="ObjectReplacements/Object 4"/>
  <manifest:file-entry manifest:media-type="application/x-openoffice-gdimetafile;windows_formatname=&quot;GDIMetaFile&quot;" manifest:full-path="ObjectReplacements/Object 6"/>
  <manifest:file-entry manifest:media-type="" manifest:full-path="ObjectReplacements/Object 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7/setting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standard">
      <style:graphic-properties draw:fill="solid" draw:fill-color="#b2b2b2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99ff66" draw:fill="none" draw:textarea-vertical-align="middle"/>
    </style:style>
    <style:style style:name="gr6" style:family="graphic" style:parent-style-name="objectwithoutfill">
      <style:graphic-properties svg:stroke-color="#ff6666" draw:fill="none" draw:textarea-vertical-align="middle"/>
    </style:style>
    <style:style style:name="gr7" style:family="graphic" style:parent-style-name="objectwithoutfill">
      <style:graphic-properties svg:stroke-color="#3333ff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ole-draw-aspect="1" style:protect="size"/>
    </style:style>
    <style:style style:name="gr11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18.034cm" svg:height="18.034cm" svg:x="1.124cm" svg:y="1.13cm">
          <text:p/>
        </draw:circle>
        <draw:circle draw:style-name="gr2" draw:text-style-name="P1" draw:layer="layout" svg:width="12.954cm" svg:height="12.954cm" svg:x="3.644cm" svg:y="3.744cm">
          <text:p/>
        </draw:circle>
        <draw:line draw:style-name="gr3" draw:text-style-name="P1" draw:layer="layout" svg:x1="2.409cm" svg:y1="18.584cm" svg:x2="5.295cm" svg:y2="12.507cm">
          <text:p/>
        </draw:line>
        <draw:line draw:style-name="gr4" draw:text-style-name="P1" draw:layer="layout" svg:x1="5.295cm" svg:y1="12.507cm" svg:x2="5.921cm" svg:y2="11.31cm">
          <text:p/>
        </draw:line>
        <draw:line draw:style-name="gr3" draw:text-style-name="P1" draw:layer="layout" svg:x1="5.921cm" svg:y1="11.31cm" svg:x2="6.946cm" svg:y2="9.078cm">
          <text:p/>
        </draw:line>
        <draw:line draw:style-name="gr3" draw:text-style-name="P1" draw:layer="layout" svg:x1="6.946cm" svg:y1="9.078cm" svg:x2="7.708cm" svg:y2="7.427cm">
          <text:p/>
        </draw:line>
        <draw:line draw:style-name="gr5" draw:text-style-name="P1" draw:layer="layout" svg:x1="9.74cm" svg:y1="3.225cm" svg:x2="9.74cm" svg:y2="2.463cm">
          <text:p/>
        </draw:line>
        <draw:line draw:style-name="gr5" draw:text-style-name="P1" draw:layer="layout" svg:x1="9.421cm" svg:y1="2.379cm" svg:x2="9.903cm" svg:y2="1.999cm">
          <text:p/>
        </draw:line>
        <draw:line draw:style-name="gr5" draw:text-style-name="P1" draw:layer="layout" svg:x1="9.867cm" svg:y1="2.971cm" svg:x2="10.069cm" svg:y2="1.83cm">
          <text:p/>
        </draw:line>
        <draw:line draw:style-name="gr5" draw:text-style-name="P1" draw:layer="layout" svg:x1="10.042cm" svg:y1="3.227cm" svg:x2="10.375cm" svg:y2="3.225cm">
          <text:p/>
        </draw:line>
        <draw:line draw:style-name="gr5" draw:text-style-name="P1" draw:layer="layout" svg:x1="9.837cm" svg:y1="3.098cm" svg:x2="10.218cm" svg:y2="2.463cm">
          <text:p/>
        </draw:line>
        <draw:line draw:style-name="gr5" draw:text-style-name="P1" draw:layer="layout" svg:x1="9.74cm" svg:y1="3.352cm" svg:x2="10.756cm" svg:y2="1.955cm">
          <text:p/>
        </draw:line>
        <draw:line draw:style-name="gr5" draw:text-style-name="P1" draw:layer="layout" svg:x1="10.587cm" svg:y1="1.713cm" svg:x2="10.587cm" svg:y2="1.332cm">
          <text:p/>
        </draw:line>
        <draw:line draw:style-name="gr6" draw:text-style-name="P1" draw:layer="layout" svg:x1="9.74cm" svg:y1="3.354cm" svg:x2="9.927cm" svg:y2="2.844cm">
          <text:p/>
        </draw:line>
        <draw:line draw:style-name="gr6" draw:text-style-name="P1" draw:layer="layout" svg:x1="9.609cm" svg:y1="3.078cm" svg:x2="9.695cm" svg:y2="2.44cm">
          <text:p/>
        </draw:line>
        <draw:line draw:style-name="gr6" draw:text-style-name="P1" draw:layer="layout" svg:x1="9.918cm" svg:y1="2.975cm" svg:x2="10.284cm" svg:y2="2.844cm">
          <text:p/>
        </draw:line>
        <draw:line draw:style-name="gr6" draw:text-style-name="P1" draw:layer="layout" svg:x1="10.068cm" svg:y1="2.722cm" svg:x2="10.587cm" svg:y2="2.458cm">
          <text:p/>
        </draw:line>
        <draw:line draw:style-name="gr6" draw:text-style-name="P1" draw:layer="layout" svg:x1="10.187cm" svg:y1="2.1cm" svg:x2="9.716cm" svg:y2="1.459cm">
          <text:p/>
        </draw:line>
        <draw:line draw:style-name="gr6" draw:text-style-name="P1" draw:layer="layout" svg:x1="10.209cm" svg:y1="1.962cm" svg:x2="10.78cm" svg:y2="1.701cm">
          <text:p/>
        </draw:line>
        <draw:line draw:style-name="gr6" draw:text-style-name="P1" draw:layer="layout" svg:x1="10.502cm" svg:y1="2.3cm" svg:x2="10.469cm" svg:y2="2.051cm">
          <text:p/>
        </draw:line>
        <draw:line draw:style-name="gr7" draw:text-style-name="P1" draw:layer="layout" svg:x1="9.77cm" svg:y1="3.246cm" svg:x2="9.504cm" svg:y2="2.983cm">
          <text:p/>
        </draw:line>
        <draw:line draw:style-name="gr7" draw:text-style-name="P1" draw:layer="layout" svg:x1="9.622cm" svg:y1="2.75cm" svg:x2="9.255cm" svg:y2="2.232cm">
          <text:p/>
        </draw:line>
        <draw:line draw:style-name="gr7" draw:text-style-name="P1" draw:layer="layout" svg:x1="9.74cm" svg:y1="3.363cm" svg:x2="10.288cm" svg:y2="3.098cm">
          <text:p/>
        </draw:line>
        <draw:line draw:style-name="gr7" draw:text-style-name="P1" draw:layer="layout" svg:x1="9.928cm" svg:y1="2.844cm" svg:x2="9.867cm" svg:y2="2.209cm">
          <text:p/>
        </draw:line>
        <draw:line draw:style-name="gr7" draw:text-style-name="P1" draw:layer="layout" svg:x1="10.121cm" svg:y1="2.916cm" svg:x2="10.248cm" svg:y2="1.519cm">
          <text:p/>
        </draw:line>
        <draw:line draw:style-name="gr7" draw:text-style-name="P1" draw:layer="layout" svg:x1="10.375cm" svg:y1="1.89cm" svg:x2="10.874cm" svg:y2="1.495cm">
          <text:p/>
        </draw:line>
        <draw:line draw:style-name="gr7" draw:text-style-name="P1" draw:layer="layout" svg:x1="9.679cm" svg:y1="2.55cm" svg:x2="9.442cm" svg:y2="1.9cm">
          <text:p/>
        </draw:line>
        <draw:frame draw:style-name="gr8" draw:text-style-name="P2" draw:layer="layout" svg:width="2.123cm" svg:height="0.962cm" svg:x="9.115cm" svg:y="15.836cm">
          <draw:text-box>
            <text:p text:style-name="P2"><text:span text:style-name="T1">Earth</text:span></text:p>
          </draw:text-box>
        </draw:frame>
        <draw:g>
          <draw:custom-shape draw:style-name="gr9" draw:text-style-name="P1" draw:layer="layout" svg:width="1.143cm" svg:height="1.016cm" draw:transform="rotate (-0.469493568787572) translate (2.625cm 16.79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1" draw:layer="layout" svg:width="0.775cm" svg:height="0.887cm" draw:transform="rotate (-0.515221195189815) translate (2.795cm 17.013cm)">
            <draw:object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draw:g>
        <draw:frame draw:style-name="gr8" draw:text-style-name="P2" draw:layer="layout" svg:width="4.206cm" svg:height="0.962cm" svg:x="8.121cm" svg:y="18.128cm">
          <draw:text-box>
            <text:p text:style-name="P2"><text:span text:style-name="T1">Atmosphere</text:span></text:p>
          </draw:text-box>
        </draw:frame>
        <draw:g>
          <draw:circle draw:style-name="gr11" draw:text-style-name="P1" draw:layer="layout" svg:width="0.508cm" svg:height="0.508cm" svg:x="5.253cm" svg:y="11.805cm">
            <text:p/>
          </draw:circle>
          <draw:frame draw:style-name="gr10" draw:text-style-name="P1" draw:layer="layout" svg:width="0.537cm" svg:height="0.779cm" draw:transform="rotate (-0.0457276264034292) translate (5.267cm 11.577cm)">
            <draw:object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draw:g>
        <draw:frame draw:style-name="gr8" draw:layer="layout" svg:width="4.524cm" svg:height="0.962cm" svg:x="5.189cm" svg:y="12.307cm">
          <draw:text-box>
            <text:p>CC interaction</text:p>
          </draw:text-box>
        </draw:frame>
        <draw:frame draw:style-name="gr8" draw:layer="layout" svg:width="5.303cm" svg:height="0.962cm" svg:x="5.776cm" svg:y="11.237cm">
          <draw:text-box>
            <text:p>Tau lepton decay</text:p>
          </draw:text-box>
        </draw:frame>
        <draw:g>
          <draw:custom-shape draw:style-name="gr9" draw:text-style-name="P1" draw:layer="layout" svg:width="0.762cm" svg:height="0.635cm" draw:transform="rotate (-0.397062404829821) translate (7.003cm 8.03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1" draw:layer="layout" svg:width="0.534cm" svg:height="0.53cm" draw:transform="rotate (-0.442790031232065) translate (7.114cm 8.17cm)">
            <draw:object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draw:g>
        <draw:frame draw:style-name="gr8" draw:layer="layout" svg:width="1.772cm" svg:height="0.962cm" svg:x="10.635cm" svg:y="1.936cm">
          <draw:text-box>
            <text:p>EAS</text:p>
          </draw:text-box>
        </draw:frame>
        <draw:frame draw:style-name="gr8" draw:layer="layout" svg:width="4.524cm" svg:height="0.962cm" svg:x="6.867cm" svg:y="8.951cm">
          <draw:text-box>
            <text:p>NC interaction</text:p>
          </draw:text-box>
        </draw:frame>
        <draw:g>
          <draw:custom-shape draw:style-name="gr9" draw:text-style-name="P1" draw:layer="layout" svg:width="0.762cm" svg:height="0.635cm" draw:transform="rotate (-0.397062404829821) translate (6.176cm 9.84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1" draw:layer="layout" svg:width="0.534cm" svg:height="0.53cm" draw:transform="rotate (-0.442790031232065) translate (6.287cm 9.982cm)">
            <draw:object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</draw:g>
        <draw:line draw:style-name="gr3" draw:text-style-name="P1" draw:layer="layout" svg:x1="5.897cm" svg:y1="11.32cm" svg:x2="5.516cm" svg:y2="9.288cm">
          <text:p/>
        </draw:line>
        <draw:frame draw:style-name="gr10" draw:text-style-name="P1" draw:layer="layout" svg:width="1.631cm" svg:height="0.989cm" draw:transform="rotate (-0.0457276264034292) translate (4.705cm 8.269cm)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4" draw:text-style-name="P1" draw:layer="layout" svg:x1="9.101cm" svg:y1="4.581cm" svg:x2="9.727cm" svg:y2="3.384cm">
          <text:p/>
        </draw:line>
        <draw:g>
          <draw:circle draw:style-name="gr11" draw:text-style-name="P1" draw:layer="layout" svg:width="0.508cm" svg:height="0.508cm" svg:x="9.085cm" svg:y="3.892cm">
            <text:p/>
          </draw:circle>
          <draw:frame draw:style-name="gr10" draw:text-style-name="P1" draw:layer="layout" svg:width="0.537cm" svg:height="0.779cm" draw:transform="rotate (-0.0457276264034292) translate (9.099cm 3.664cm)">
            <draw:object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draw:g>
        <draw:line draw:style-name="gr4" draw:text-style-name="P1" draw:layer="layout" svg:x1="7.717cm" svg:y1="7.427cm" svg:x2="8.343cm" svg:y2="6.23cm">
          <text:p/>
        </draw:line>
        <draw:g>
          <draw:circle draw:style-name="gr11" draw:text-style-name="P1" draw:layer="layout" svg:width="0.508cm" svg:height="0.508cm" svg:x="7.675cm" svg:y="6.725cm">
            <text:p/>
          </draw:circle>
          <draw:frame draw:style-name="gr10" draw:text-style-name="P1" draw:layer="layout" svg:width="0.537cm" svg:height="0.779cm" draw:transform="rotate (-0.0457276264034292) translate (7.689cm 6.497cm)">
            <draw:object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</draw:g>
        <draw:line draw:style-name="gr3" draw:text-style-name="P1" draw:layer="layout" svg:x1="8.343cm" svg:y1="6.235cm" svg:x2="9.105cm" svg:y2="4.584cm">
          <text:p/>
        </draw:line>
        <draw:g>
          <draw:custom-shape draw:style-name="gr9" draw:text-style-name="P1" draw:layer="layout" svg:width="0.762cm" svg:height="0.635cm" draw:transform="rotate (-0.397062404829821) translate (8.4cm 5.19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0" draw:text-style-name="P1" draw:layer="layout" svg:width="0.534cm" svg:height="0.53cm" draw:transform="rotate (-0.442790031232065) translate (8.511cm 5.327cm)">
            <draw:object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</draw:g>
        <draw:frame draw:style-name="gr8" draw:layer="layout" svg:width="4.524cm" svg:height="0.962cm" svg:x="7.581cm" svg:y="7.1cm">
          <draw:text-box>
            <text:p>CC interaction</text:p>
          </draw:text-box>
        </draw:frame>
        <draw:frame draw:style-name="gr8" draw:layer="layout" svg:width="5.303cm" svg:height="0.962cm" svg:x="8.22cm" svg:y="5.903cm">
          <draw:text-box>
            <text:p>Tau lepton decay</text:p>
          </draw:text-box>
        </draw:frame>
        <draw:frame draw:style-name="gr8" draw:layer="layout" svg:width="4.524cm" svg:height="0.962cm" svg:x="8.978cm" svg:y="4.306cm">
          <draw:text-box>
            <text:p>CC interaction</text:p>
          </draw:text-box>
        </draw:frame>
        <draw:frame draw:style-name="gr8" draw:layer="layout" svg:width="5.552cm" svg:height="0.962cm" svg:x="10.067cm" svg:y="2.963cm">
          <draw:text-box>
            <text:p>Tau hadron decay</text:p>
          </draw:text-box>
        </draw:frame>
        <draw:line draw:style-name="gr3" draw:text-style-name="P1" draw:layer="layout" svg:x1="7.692cm" svg:y1="7.459cm" svg:x2="7.311cm" svg:y2="5.427cm">
          <text:p/>
        </draw:line>
        <draw:line draw:style-name="gr3" draw:text-style-name="P1" draw:layer="layout" svg:x1="9.073cm" svg:y1="4.633cm" svg:x2="8.692cm" svg:y2="2.601cm">
          <text:p/>
        </draw:line>
        <draw:frame draw:style-name="gr10" draw:text-style-name="P1" draw:layer="layout" svg:width="1.801cm" svg:height="0.989cm" draw:transform="rotate (-0.0457276264034292) translate (6.587cm 3.706cm)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0" draw:text-style-name="P1" draw:layer="layout" svg:width="1.631cm" svg:height="0.989cm" draw:transform="rotate (-0.0457276264034292) translate (7.476cm 1.665cm)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8" draw:layer="layout" svg:width="6.606cm" svg:height="0.962cm" svg:x="0.492cm" svg:y="18.653cm">
          <draw:text-box>
            <text:p>Cosmogenic Neutrino</text:p>
          </draw:text-box>
        </draw:frame>
        <draw:frame draw:style-name="gr10" draw:text-style-name="P1" draw:layer="layout" svg:width="1.801cm" svg:height="0.989cm" draw:transform="rotate (-0.0457276264034292) translate (4.662cm 7.423cm)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0" draw:text-style-name="P1" draw:layer="layout" svg:width="1.631cm" svg:height="0.989cm" draw:transform="rotate (-0.0457276264034292) translate (6.61cm 4.509cm)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0" draw:text-style-name="P1" draw:layer="layout" svg:width="1.801cm" svg:height="0.989cm" draw:transform="rotate (-0.0457276264034292) translate (7.387cm 0.907cm)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09-03T19:07:44</meta:creation-date>
    <dc:date>2017-09-04T18:39:11</dc:date>
    <dc:creator>Ben Rotter</dc:creator>
    <meta:editing-duration>PT34M31S</meta:editing-duration>
    <meta:editing-cycles>2</meta:editing-cycles>
    <meta:generator>OpenOffice/4.0.0$Unix OpenOffice.org_project/400m3$Build-9702</meta:generator>
    <meta:document-statistic meta:object-count="71"/>
  </office:meta>
</office:document-meta>
</file>

<file path=Object 1/content.xml><?xml version="1.0" encoding="utf-8"?>
<math xmlns="http://www.w3.org/1998/Math/MathML">
  <semantics>
    <mrow>
      <mstyle mathsize="20pt">
        <mrow>
          <mrow>
            <msub>
              <mi>v</mi>
              <mrow>
                <mi>τ</mi>
              </mrow>
            </msub>
          </mrow>
        </mrow>
      </mstyle>
    </mrow>
    <annotation encoding="StarMath 5.0">size 20{v_{τ}}</annotation>
  </semantics>
</math>
</file>

<file path=Object 10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  <mi>,</mi>
            <msub>
              <mi>v</mi>
              <mrow>
                <mi>e</mi>
              </mrow>
            </msub>
          </mrow>
        </mrow>
      </mstyle>
    </mrow>
    <annotation encoding="StarMath 5.0">size 20{e^{"-"},v_{e}}</annotation>
  </semantics>
</math>
</file>

<file path=Object 11/content.xml><?xml version="1.0" encoding="utf-8"?>
<math xmlns="http://www.w3.org/1998/Math/MathML">
  <semantics>
    <mrow>
      <mstyle mathsize="20pt">
        <mrow>
          <mrow>
            <msup>
              <mi>µ</mi>
              <mrow>
                <mtext>-</mtext>
              </mrow>
            </msup>
            <mi>,</mi>
            <msub>
              <mi>v</mi>
              <mrow>
                <mi>µ</mi>
              </mrow>
            </msub>
          </mrow>
        </mrow>
      </mstyle>
    </mrow>
    <annotation encoding="StarMath 5.0">size 20{µ^{"-"},v_{µ}}</annotation>
  </semantics>
</math>
</file>

<file path=Object 12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  <mi>,</mi>
            <msub>
              <mi>v</mi>
              <mrow>
                <mi>e</mi>
              </mrow>
            </msub>
          </mrow>
        </mrow>
      </mstyle>
    </mrow>
    <annotation encoding="StarMath 5.0">size 20{e^{"-"},v_{e}}</annotation>
  </semantics>
</math>
</file>

<file path=Object 13/content.xml><?xml version="1.0" encoding="utf-8"?>
<math xmlns="http://www.w3.org/1998/Math/MathML">
  <semantics>
    <mrow>
      <mstyle mathsize="20pt">
        <mrow>
          <mrow>
            <msup>
              <mi>µ</mi>
              <mrow>
                <mtext>-</mtext>
              </mrow>
            </msup>
            <mi>,</mi>
            <msub>
              <mi>v</mi>
              <mrow>
                <mi>µ</mi>
              </mrow>
            </msub>
          </mrow>
        </mrow>
      </mstyle>
    </mrow>
    <annotation encoding="StarMath 5.0">size 20{µ^{"-"},v_{µ}}</annotation>
  </semantics>
</math>
</file>

<file path=Object 2/content.xml><?xml version="1.0" encoding="utf-8"?>
<math xmlns="http://www.w3.org/1998/Math/MathML">
  <semantics>
    <mrow>
      <mstyle mathsize="20pt">
        <mrow>
          <mrow>
            <mi>τ</mi>
          </mrow>
        </mrow>
      </mstyle>
    </mrow>
    <annotation encoding="StarMath 5.0">size 20{τ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v</mi>
              <mrow>
                <mi>τ</mi>
              </mrow>
            </msub>
          </mrow>
        </mrow>
      </mstyle>
    </mrow>
    <annotation encoding="StarMath 5.0">size 12{v_{τ}}</annotation>
  </semantics>
</math>
</file>

<file path=Object 4/content.xml><?xml version="1.0" encoding="utf-8"?>
<math xmlns="http://www.w3.org/1998/Math/MathML">
  <semantics>
    <mrow>
      <mstyle mathsize="12pt">
        <mrow>
          <mrow>
            <msub>
              <mi>v</mi>
              <mrow>
                <mi>τ</mi>
              </mrow>
            </msub>
          </mrow>
        </mrow>
      </mstyle>
    </mrow>
    <annotation encoding="StarMath 5.0">size 12{v_{τ}}</annotation>
  </semantics>
</math>
</file>

<file path=Object 5/content.xml><?xml version="1.0" encoding="utf-8"?>
<math xmlns="http://www.w3.org/1998/Math/MathML">
  <semantics>
    <mrow>
      <mstyle mathsize="20pt">
        <mrow>
          <mrow>
            <mi>τ</mi>
          </mrow>
        </mrow>
      </mstyle>
    </mrow>
    <annotation encoding="StarMath 5.0">size 20{τ}</annotation>
  </semantics>
</math>
</file>

<file path=Object 6/content.xml><?xml version="1.0" encoding="utf-8"?>
<math xmlns="http://www.w3.org/1998/Math/MathML">
  <semantics>
    <mrow>
      <mstyle mathsize="20pt">
        <mrow>
          <mrow>
            <msup>
              <mi>e</mi>
              <mrow>
                <mtext>-</mtext>
              </mrow>
            </msup>
            <mi>,</mi>
            <msub>
              <mi>v</mi>
              <mrow>
                <mi>e</mi>
              </mrow>
            </msub>
          </mrow>
        </mrow>
      </mstyle>
    </mrow>
    <annotation encoding="StarMath 5.0">size 20{e^{"-"},v_{e}}</annotation>
  </semantics>
</math>
</file>

<file path=Object 7/content.xml><?xml version="1.0" encoding="utf-8"?>
<math xmlns="http://www.w3.org/1998/Math/MathML">
  <semantics>
    <mrow>
      <mstyle mathsize="20pt">
        <mrow>
          <mrow>
            <mi>τ</mi>
          </mrow>
        </mrow>
      </mstyle>
    </mrow>
    <annotation encoding="StarMath 5.0">size 20{τ}</annotation>
  </semantics>
</math>
</file>

<file path=Object 8/content.xml><?xml version="1.0" encoding="utf-8"?>
<math xmlns="http://www.w3.org/1998/Math/MathML">
  <semantics>
    <mrow>
      <mstyle mathsize="12pt">
        <mrow>
          <mrow>
            <msub>
              <mi>v</mi>
              <mrow>
                <mi>τ</mi>
              </mrow>
            </msub>
          </mrow>
        </mrow>
      </mstyle>
    </mrow>
    <annotation encoding="StarMath 5.0">size 12{v_{τ}}</annotation>
  </semantics>
</math>
</file>

<file path=Object 9/content.xml><?xml version="1.0" encoding="utf-8"?>
<math xmlns="http://www.w3.org/1998/Math/MathML">
  <semantics>
    <mrow>
      <mstyle mathsize="20pt">
        <mrow>
          <mrow>
            <msup>
              <mi>µ</mi>
              <mrow>
                <mtext>-</mtext>
              </mrow>
            </msup>
            <mi>,</mi>
            <msub>
              <mi>v</mi>
              <mrow>
                <mi>µ</mi>
              </mrow>
            </msub>
          </mrow>
        </mrow>
      </mstyle>
    </mrow>
    <annotation encoding="StarMath 5.0">size 20{µ^{"-"},v_{µ}}</annotation>
  </semantics>
</math>
</file>